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p x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tip y</text:p>
          </table:table-cell>
          <table:table-cell table:number-columns-repeated="4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4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ad</text:p>
          </table:table-cell>
          <table:table-cell table:formula="of:=PI()/8" office:value-type="float" office:value="0.392699081698724" calcext:value-type="float">
            <text:p>0.392699081698724</text:p>
          </table:table-cell>
          <table:table-cell table:formula="of:=PI()/8" office:value-type="float" office:value="0.392699081698724" calcext:value-type="float">
            <text:p>0.392699081698724</text:p>
          </table:table-cell>
          <table:table-cell table:formula="of:=-PI()/8" office:value-type="float" office:value="-0.392699081698724" calcext:value-type="float">
            <text:p>-0.392699081698724</text:p>
          </table:table-cell>
          <table:table-cell table:formula="of:=-PI()/8" office:value-type="float" office:value="-0.392699081698724" calcext:value-type="float">
            <text:p>-0.392699081698724</text:p>
          </table:table-cell>
        </table:table-row>
        <table:table-row table:style-name="ro1">
          <table:table-cell office:value-type="string" calcext:value-type="string">
            <text:p>new x</text:p>
          </table:table-cell>
          <table:table-cell table:formula="of:=[.B4]*COS([.B6])-[.B5]*SIN([.B6])+[.B2]" office:value-type="float" office:value="185.621208415179" calcext:value-type="float">
            <text:p>185.621208415179</text:p>
          </table:table-cell>
          <table:table-cell table:formula="of:=[.C4]*COS([.C6])-[.C5]*SIN([.C6])+[.C2]" office:value-type="float" office:value="130.188436464502" calcext:value-type="float">
            <text:p>130.188436464502</text:p>
          </table:table-cell>
          <table:table-cell table:formula="of:=[.D4]*COS([.D6])-[.D5]*SIN([.D6])+[.D2]" office:value-type="float" office:value="719.811563535499" calcext:value-type="float">
            <text:p>719.811563535499</text:p>
          </table:table-cell>
          <table:table-cell table:formula="of:=[.E4]*COS([.E6])-[.E5]*SIN([.E6])+[.E2]" office:value-type="float" office:value="664.378791584821" calcext:value-type="float">
            <text:p>664.378791584821</text:p>
          </table:table-cell>
        </table:table-row>
        <table:table-row table:style-name="ro1">
          <table:table-cell office:value-type="string" calcext:value-type="string">
            <text:p>new y</text:p>
          </table:table-cell>
          <table:table-cell table:formula="of:=[.B5]*COS([.B6])+[.B4]*SIN([.B6])+[.B3]" office:value-type="float" office:value="1013.10725154719" calcext:value-type="float">
            <text:p>1013.10725154719</text:p>
          </table:table-cell>
          <table:table-cell table:formula="of:=[.C5]*COS([.C6])+[.C4]*SIN([.C6])+[.C3]" office:value-type="float" office:value="990.146245605289" calcext:value-type="float">
            <text:p>990.146245605289</text:p>
          </table:table-cell>
          <table:table-cell table:formula="of:=[.D5]*COS([.D6])+[.D4]*SIN([.D6])+[.D3]" office:value-type="float" office:value="990.146245605289" calcext:value-type="float">
            <text:p>990.146245605289</text:p>
          </table:table-cell>
          <table:table-cell table:formula="of:=[.E5]*COS([.E6])+[.E4]*SIN([.E6])+[.E3]" office:value-type="float" office:value="1013.10725154719" calcext:value-type="float">
            <text:p>1013.107251547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16:18:54.297509948</meta:creation-date>
    <dc:date>2022-03-19T18:22:53.361943816</dc:date>
    <meta:editing-duration>PT1H22M37S</meta:editing-duration>
    <meta:editing-cycles>2</meta:editing-cycles>
    <meta:generator>LibreOffice/7.2.5.2$Linux_X86_64 LibreOffice_project/20$Build-2</meta:generator>
    <meta:document-statistic meta:table-count="1" meta:cell-count="35" meta:object-count="0"/>
  </office:meta>
</office:document-meta>
</file>